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text-underline-style="none"/>
    </style:style>
    <style:style style:name="P2" style:family="paragraph" style:parent-style-name="Heading_20_2">
      <style:paragraph-properties fo:break-before="pag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3. Alignment</text:h>
      <text:p text:style-name="Text_20_body"><text:span text:style-name="T1">Für das Alignment in der durch Seeds grob bestimmten Region haben wir folgenden Ansatz gewählt:</text:span></text:p>
      <text:p text:style-name="Text_20_body"><text:span text:style-name="T1">Zunächst wird eine Liste der Gene erzeugt, auf denen alle relevanten Seeds liegen. Für jedes Gen werden basierend auf allen bereits bekannten Transkripten alle möglichen Start- und Endpositionen des Reads berechnet.</text:span></text:p>
      <text:p text:style-name="Text_20_body"><text:span text:style-name="T1">Der nächste Schritt ist das Pathing. Hierbei wird zwischen allen bekannten Fixpunkten (Seedstart bzw. -ende sowie die Liste der Start- und Endpositionen der Reads) jede Intron-Exon-Kombination berechnet, die die Lücke zwischen den Fixpunkten sowohl im Transkript- als auch im Genomspace passend schließt.</text:span></text:p>
      <text:p text:style-name="Text_20_body"><text:span text:style-name="T1">Schließlich werden die Exons von jedem Pathing mit Gotoh aligniert, für jede Lücke das Pathing mit dem besten Gesamtscore ausgewählt und so für jedes im ersten Schritt gefundene Gen das optimale Alignment zusammengesetzt.</text:span></text:p>
      <text:h text:style-name="Heading_20_2" text:outline-level="2"><text:span text:style-name="T1">3.1 Start- und Endpunktberechnung</text:span></text:h>
      <text:p text:style-name="Text_20_body"><text:span text:style-name="T1">In den meisten Fällen liegen die gemappten Seeds nicht exakt am Anfang oder Ende der Readsequenz, daher muss zunächst abgeschätzt werden, an welcher genomischen Position der fragliche Read beginnt. Hierfür wird auf jedem bekannten Transkript die transkriptomische Position 0 des Reads anhand der Seed-ID bestimmt und auf die entsprechende genomische Position umgerechnet. Die folgenden Schritte (Pathing und Alignment) werden nun für jede Startposition durchgeführt, beim Zusammenführen der Pathings wird auch über die optimale Startposition entschieden.</text:span></text:p>
      <text:h text:style-name="Heading_20_2" text:outline-level="2"><text:span text:style-name="T1">3.2 Pathing</text:span></text:h>
      <text:p text:style-name="Text_20_body"><text:span text:style-name="T1">Das Pathing ist notwendig, da sonst das zu berechnende Alignment zwischen zwei Seeds zu groß wäre, um die optimale Lösung effizient zu finden. Es basiert auf der Annahme, dass ein Alignment zwischen zwei Seeds ausschließlich aus Exons mit einem nahezu linearen Alignment (Abgesehen von InDels, die durch Nanopore Sequencing entstehen) und Introns (Eine große Gap in der Readsequenz ohne Unterbrechung) besteht. Desweiteren gehen wir davon aus, dass zumindest die Splicing Sites vollständig bekannt sind (D.h. Es existiert kein Exon oder Intron, dessen 5'- oder 3'-Ende nicht annotiert ist, wenn auch nicht notwendigerweise in der vorliegenden Kombination).</text:span></text:p>
      <text:p text:style-name="Text_20_body"><text:span text:style-name="T1">Wir erzeugen eine Liste aller möglichen Exons sowie Introns anhand der bereits erwähnten Splicing Sites im aktuellen Gen und berechnen alle Kombinationen von Introns und Exons, sodass die Summe der Exonlängen der Readlänge entsprechen, und dass die Summe der Intronlängen der Differenz zwischen Read- und Sequenzlänge entsprechen.</text:span></text:p>
      <text:p text:style-name="Text_20_body"><text:span text:style-name="T1">Anhand der genomischen Start- sowie Endposition der fraglichen Lücke sowie den oben getroffenen Annahmen über den Verlauf des Alignments kann nun für jedes Pathing anhand der Intronliste ein grobes Alignment aufgestellt werden.</text:span></text:p>
      <text:h text:style-name="Heading_20_2" text:outline-level="2"><text:span text:style-name="T1">3.3 Alignment</text:span></text:h>
      <text:p text:style-name="Text_20_body"><text:span text:style-name="T1">Der vorletzte Schritt besteht aus dem Alignment der einzelnen Paths. Dabei wird für Start- und Endposition ein Freeshift- sowie für alle anderen Exons ein leicht abgewandeltes globales Alignment mittels Gotoh durchgeführt.</text:span></text:p>
      <text:h text:style-name="P2" text:outline-level="2"><text:span text:style-name="T1">3.4 Stitching</text:span></text:h>
      <text:p text:style-name="Text_20_body"><text:span text:style-name="T1">Schließlich werden alle Pathings zwischen zwei Seeds verglichen, das Pathing mit dem besten Score ausgewählt und mit der Genomsequenz der Introns ergänzt. Diese optimalen Pathings pro Seed-Lücke werden mit den Seed-Alignments zusammengeführt und als optimales Alignment des Reads auf dem fraglichen Gen notiert. Der letzte Schritt besteht lediglich aus der Auswahl des besten Gesamtalignments über alle Gene und Markierung dieses Alignments als primär.</text:span></text:p>
      <text:h text:style-name="Heading_20_2" text:outline-level="2"><text:span text:style-name="T1">3.5 Multithreading</text:span></text:h>
      <text:p text:style-name="Text_20_body"><text:span text:style-name="T1">Aufgrund der unabhängigen Bearbeitung einzelner Reads ist der Algorithmus problemlos parallelisierbar. Unsere Implementierung in Java basiert größtenteils auf der Stream-API, die bei Bedarf so viele parallele Streams erzeugt, wie die Maschine parallel verarbeiten kann, um die Verarbeitung zu beschleunigen. Die Engpässe bei Multithreading bestehen lediglich im Einlesen des Inputs sowie im Zurückgeben der Gesamtergebnisse in einer einzelnen SAM-Dat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ian Tichawa</meta:initial-creator>
    <meta:creation-date>2017-05-02T16:15:40.11</meta:creation-date>
    <meta:document-statistic meta:table-count="0" meta:image-count="0" meta:object-count="0" meta:page-count="2" meta:paragraph-count="17" meta:word-count="537" meta:character-count="3829"/>
    <dc:date>2017-05-02T17:01:43.20</dc:date>
    <dc:creator>Florian Tichawa</dc:creator>
    <meta:editing-duration>PT11M32S</meta:editing-duration>
    <meta:editing-cycles>1</meta:editing-cycles>
    <meta:generator>OpenOffice/4.1.3$Win32 OpenOffice.org_project/413m1$Build-9783</meta:generator>
  </office:meta>
</office:document-meta>
</file>